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ba1ae0" officeooo:paragraph-rsid="0166668a"/>
    </style:style>
    <style:style style:name="P2" style:family="paragraph" style:parent-style-name="Text_20_body">
      <style:text-properties fo:font-size="12pt" fo:font-weight="normal" officeooo:rsid="016be2a7" officeooo:paragraph-rsid="016be2a7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normal" officeooo:rsid="016be2a7" officeooo:paragraph-rsid="01702911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rsid="01743ae1" officeooo:paragraph-rsid="01743ae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Mono" fo:font-size="10pt" officeooo:rsid="01702911" officeooo:paragraph-rsid="01702911" style:font-size-asian="8.75pt" style:font-size-complex="10pt"/>
    </style:style>
    <style:style style:name="P6" style:family="paragraph" style:parent-style-name="Text_20_body" style:list-style-name="L1">
      <style:text-properties fo:font-size="12pt" fo:font-weight="normal" officeooo:rsid="01743ae1" officeooo:paragraph-rsid="01743ae1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16be2a7" officeooo:paragraph-rsid="017c4cf8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16be2a7" officeooo:paragraph-rsid="0184f736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184f736" officeooo:paragraph-rsid="0184f736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18ae601" officeooo:paragraph-rsid="018ae60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18b379f" officeooo:paragraph-rsid="01920aae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1933ea9" officeooo:paragraph-rsid="01933ea9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1907982" officeooo:paragraph-rsid="0193ab49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1907982" officeooo:paragraph-rsid="01907982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18d0a39" officeooo:paragraph-rsid="018d0a39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style="normal" fo:font-weight="bold" officeooo:rsid="01702911" officeooo:paragraph-rsid="0184f73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text-properties fo:font-size="12pt" fo:font-weight="bold" officeooo:rsid="01702911" officeooo:paragraph-rsid="017c4cf8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size="12pt" fo:font-weight="bold" officeooo:rsid="01702911" officeooo:paragraph-rsid="01702911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size="12pt" fo:font-weight="bold" officeooo:rsid="018ae601" officeooo:paragraph-rsid="018ae601" style:font-size-asian="12pt" style:font-weight-asian="bold" style:font-size-complex="12pt" style:font-weight-complex="bold"/>
    </style:style>
    <style:style style:name="P20" style:family="paragraph" style:parent-style-name="Text_20_body">
      <style:text-properties officeooo:paragraph-rsid="01743ae1"/>
    </style:style>
    <style:style style:name="P21" style:family="paragraph" style:parent-style-name="Text_20_body">
      <style:text-properties fo:font-weight="normal" officeooo:rsid="017916fd" officeooo:paragraph-rsid="01831952" style:font-weight-asian="normal" style:font-weight-complex="normal"/>
    </style:style>
    <style:style style:name="P22" style:family="paragraph" style:parent-style-name="Text_20_body">
      <style:text-properties fo:font-weight="normal" officeooo:rsid="01907982" officeooo:paragraph-rsid="01907982" style:font-weight-asian="normal" style:font-weight-complex="normal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able_20_Contents">
      <style:text-properties style:font-name="Liberation Mono" fo:font-size="10pt" officeooo:rsid="01702911" officeooo:paragraph-rsid="01702911" style:font-size-asian="8.75pt" style:font-size-complex="10pt"/>
    </style:style>
    <style:style style:name="P25" style:family="paragraph" style:parent-style-name="Table_20_Contents">
      <style:text-properties style:font-name="Liberation Mono" fo:font-size="10pt" officeooo:rsid="01702911" officeooo:paragraph-rsid="017c4cf8" style:font-size-asian="8.75pt" style:font-size-complex="10pt"/>
    </style:style>
    <style:style style:name="P26" style:family="paragraph" style:parent-style-name="Table_20_Contents">
      <style:text-properties style:font-name="Liberation Mono" fo:font-size="10pt" officeooo:rsid="01702911" officeooo:paragraph-rsid="0184f736" style:font-size-asian="8.75pt" style:font-size-complex="10pt"/>
    </style:style>
    <style:style style:name="P27" style:family="paragraph" style:parent-style-name="Table_20_Contents">
      <style:text-properties style:font-name="Liberation Mono" fo:font-size="10pt" style:font-size-asian="10pt" style:font-size-complex="10pt"/>
    </style:style>
    <style:style style:name="P28" style:family="paragraph" style:parent-style-name="Table_20_Contents">
      <style:text-properties style:font-name="Liberation Mono" fo:font-size="10pt" officeooo:rsid="01907982" officeooo:paragraph-rsid="01907982" style:font-size-asian="10pt" style:font-size-complex="10pt"/>
    </style:style>
    <style:style style:name="P29" style:family="paragraph" style:parent-style-name="Table_20_Contents">
      <style:text-properties style:font-name="Liberation Mono" fo:font-size="10pt" fo:font-weight="normal" officeooo:rsid="01907982" officeooo:paragraph-rsid="0193ab49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Liberation Serif" fo:font-size="12pt" fo:font-weight="normal" officeooo:rsid="0193ab49" officeooo:paragraph-rsid="0193ab49" style:font-size-asian="10.5pt" style:font-weight-asian="normal" style:font-size-complex="12pt" style:font-weight-complex="normal"/>
    </style:style>
    <style:style style:name="P31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32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33" style:family="paragraph" style:parent-style-name="Heading_20_2">
      <style:text-properties fo:font-size="14pt" officeooo:rsid="016be2a7" officeooo:paragraph-rsid="016be2a7" style:font-size-asian="14pt" style:font-size-complex="14pt"/>
    </style:style>
    <style:style style:name="P34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Heading_20_2">
      <style:text-properties fo:font-size="14pt" fo:font-weight="bold" officeooo:rsid="016be2a7" officeooo:paragraph-rsid="017916fd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4b519e" style:font-size-asian="10.5pt" style:font-size-complex="12pt"/>
    </style:style>
    <style:style style:name="T3" style:family="text">
      <style:text-properties style:font-name="Liberation Serif" fo:font-size="12pt" officeooo:rsid="016bdd2c" style:font-size-asian="10.5pt" style:font-size-complex="12pt"/>
    </style:style>
    <style:style style:name="T4" style:family="text">
      <style:text-properties officeooo:rsid="00a27f03"/>
    </style:style>
    <style:style style:name="T5" style:family="text">
      <style:text-properties officeooo:rsid="00a8bc8b"/>
    </style:style>
    <style:style style:name="T6" style:family="text">
      <style:text-properties officeooo:rsid="00ba1ae0"/>
    </style:style>
    <style:style style:name="T7" style:family="text">
      <style:text-properties fo:font-size="12pt" fo:font-weight="normal" officeooo:rsid="01702911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1743ae1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717fa6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17a4d4e" style:font-size-asian="12pt" style:font-size-complex="12pt"/>
    </style:style>
    <style:style style:name="T12" style:family="text">
      <style:text-properties fo:font-size="12pt" officeooo:rsid="017c4cf8" style:font-size-asian="12pt" style:font-size-complex="12pt"/>
    </style:style>
    <style:style style:name="T13" style:family="text">
      <style:text-properties fo:font-size="12pt" officeooo:rsid="017e37c1" style:font-size-asian="12pt" style:font-size-complex="12pt"/>
    </style:style>
    <style:style style:name="T14" style:family="text">
      <style:text-properties fo:font-size="12pt" officeooo:rsid="018184c0" style:font-size-asian="12pt" style:font-size-complex="12pt"/>
    </style:style>
    <style:style style:name="T15" style:family="text">
      <style:text-properties fo:font-size="12pt" officeooo:rsid="01831952" style:font-size-asian="12pt" style:font-size-complex="12pt"/>
    </style:style>
    <style:style style:name="T16" style:family="text">
      <style:text-properties officeooo:rsid="016d64cc"/>
    </style:style>
    <style:style style:name="T17" style:family="text">
      <style:text-properties officeooo:rsid="0176a460"/>
    </style:style>
    <style:style style:name="T18" style:family="text">
      <style:text-properties fo:font-style="italic" fo:font-weight="normal" officeooo:rsid="018b379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officeooo:rsid="018eb376" style:font-style-asian="italic" style:font-weight-asian="bold" style:font-style-complex="italic" style:font-weight-complex="bold"/>
    </style:style>
    <style:style style:name="T20" style:family="text">
      <style:text-properties officeooo:rsid="0177d0fe"/>
    </style:style>
    <style:style style:name="T21" style:family="text">
      <style:text-properties officeooo:rsid="017916fd"/>
    </style:style>
    <style:style style:name="T22" style:family="text">
      <style:text-properties officeooo:rsid="017c4cf8"/>
    </style:style>
    <style:style style:name="T23" style:family="text">
      <style:text-properties officeooo:rsid="0184f73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8b379f" style:font-weight-asian="normal" style:font-weight-complex="normal"/>
    </style:style>
    <style:style style:name="T26" style:family="text">
      <style:text-properties fo:font-weight="normal" officeooo:rsid="018d0a39" style:font-weight-asian="normal" style:font-weight-complex="normal"/>
    </style:style>
    <style:style style:name="T27" style:family="text">
      <style:text-properties officeooo:rsid="01868a2c"/>
    </style:style>
    <style:style style:name="T28" style:family="text">
      <style:text-properties officeooo:rsid="0188b6b9"/>
    </style:style>
    <style:style style:name="T29" style:family="text">
      <style:text-properties officeooo:rsid="018ae601"/>
    </style:style>
    <style:style style:name="T30" style:family="text">
      <style:text-properties officeooo:rsid="018b379f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18eb376" style:font-size-asian="14pt" style:font-size-complex="14pt"/>
    </style:style>
    <style:style style:name="T33" style:family="text">
      <style:text-properties fo:font-size="14pt" officeooo:rsid="0191e989" style:font-size-asian="14pt" style:font-size-complex="14pt"/>
    </style:style>
    <style:style style:name="T34" style:family="text">
      <style:text-properties fo:font-size="14pt" officeooo:rsid="01920aae" style:font-size-asian="14pt" style:font-size-complex="14pt"/>
    </style:style>
    <style:style style:name="T35" style:family="text">
      <style:text-properties fo:font-size="14pt" officeooo:rsid="0192c859" style:font-size-asian="14pt" style:font-size-complex="14pt"/>
    </style:style>
    <style:style style:name="T36" style:family="text">
      <style:text-properties fo:font-size="14pt" officeooo:rsid="01933ea9" style:font-size-asian="14pt" style:font-size-complex="14pt"/>
    </style:style>
    <style:style style:name="T37" style:family="text">
      <style:text-properties fo:font-size="14pt" officeooo:rsid="0193ab49" style:font-size-asian="14pt" style:font-size-complex="14pt"/>
    </style:style>
    <style:style style:name="T38" style:family="text">
      <style:text-properties fo:font-size="14pt" fo:font-style="italic" fo:font-weight="bold" officeooo:rsid="018eb376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officeooo:rsid="018eb376"/>
    </style:style>
    <style:style style:name="T40" style:family="text">
      <style:text-properties officeooo:rsid="0191e989"/>
    </style:style>
    <style:style style:name="T41" style:family="text">
      <style:text-properties officeooo:rsid="01920aae"/>
    </style:style>
    <style:style style:name="T42" style:family="text">
      <style:text-properties officeooo:rsid="0192c859"/>
    </style:style>
    <style:style style:name="T43" style:family="text">
      <style:text-properties officeooo:rsid="01933ea9"/>
    </style:style>
    <style:style style:name="T44" style:family="text">
      <style:text-properties officeooo:rsid="0193ab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CST<text:span text:style-name="T4">0006</text:span> – <text:span text:style-name="T6">Computer Programming Foundations</text:span></text:h>
      <text:h text:style-name="P32" text:outline-level="2">INTRODUCTION <text:span text:style-name="T5">to WEEK07</text:span></text:h>
      <text:p text:style-name="P1"><text:span text:style-name="T1">In this lecture and lab section we are going to </text:span><text:span text:style-name="T2">talk about </text:span><text:span text:style-name="T3">loops. <text:s/>Many times in programming, you will want to repeat a task over and over again. <text:s/>Sometimes you will want to iterate though a list and act on each item, or check something to see if it’s true or false.</text:span></text:p>
      <text:h text:style-name="P33" text:outline-level="2">While Loops</text:h>
      <text:p text:style-name="P2">The <text:span text:style-name="T16">while loop is the easiest type of loop to understand. <text:s/>The logic simply breaks down to “while a condition is true, do something again and again”. <text:s/>So, following last week’s topic. <text:s/>If the condition is true, the loop runs, until it isn’t true.</text:span></text:p>
      <text:p text:style-name="P18">While Loop Example in Pyth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i = 0</text:p>
            <text:p text:style-name="P5">while i &lt; 10:</text:p>
            <text:p text:style-name="P5"><text:s text:c="4"/>#do something</text:p>
            <text:p text:style-name="P5"><text:s text:c="4"/><text:span text:style-name="T17">print(i)</text:span></text:p>
            <text:p text:style-name="P5"><text:s text:c="4"/>i += 1</text:p>
          </table:table-cell>
        </table:table-row>
      </table:table>
      <text:p text:style-name="P2"/>
      <text:p text:style-name="P18">While Loop Example in C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int i = 0;</text:p>
            <text:p text:style-name="P5">while(i &lt; 10)</text:p>
            <text:p text:style-name="P5">{</text:p>
            <text:p text:style-name="P5"><text:s text:c="4"/>/* do something */</text:p>
            <text:p text:style-name="P5"><text:s text:c="4"/><text:span text:style-name="T17">printf("%d\n",i);</text:span></text:p>
            <text:p text:style-name="P5"><text:s text:c="4"/>i++;</text:p>
            <text:p text:style-name="P5">}</text:p>
          </table:table-cell>
        </table:table-row>
      </table:table>
      <text:p text:style-name="P3"/>
      <text:p text:style-name="P4">For both of these examples: </text:p>
      <text:list xml:id="list2952863181" text:style-name="L1">
        <text:list-item>
          <text:p text:style-name="P6">we create a variable i and store a zero (i is short for iterator) </text:p>
        </text:list-item>
        <text:list-item>
          <text:p text:style-name="P6">begin the while loop</text:p>
        </text:list-item>
        <text:list-item>
          <text:p text:style-name="P6">test the condition, if true, move into the block of code</text:p>
        </text:list-item>
        <text:list-item>
          <text:p text:style-name="P6">do something <text:span text:style-name="T20">like print the value of i</text:span></text:p>
        </text:list-item>
        <text:list-item>
          <text:p text:style-name="P6">add 1 to the iterator variable</text:p>
        </text:list-item>
        <text:list-item>
          <text:p text:style-name="P6">loop until condition is false</text:p>
        </text:list-item>
      </text:list>
      <text:p text:style-name="P20"><text:span text:style-name="T7">Notice the code blocks within each example. <text:s/>Python uses indentation to mark a block of code, where as C uses curly braces to mark a block of code. <text:s/></text:span><text:span text:style-name="T8">In C programming, w</text:span><text:span text:style-name="T7">here those curly braces are places is considered a personal preference </text:span><text:span text:style-name="T9">and indentation is cosmetic</text:span><text:span text:style-name="T7">.</text:span></text:p>
      <text:h text:style-name="P35" text:outline-level="2"><text:soft-page-break/><text:span text:style-name="T21">For</text:span> Loops</text:h>
      <text:p text:style-name="P21"><text:span text:style-name="T10">The for loop </text:span><text:span text:style-name="T11">is very much like a while loop, but can change depending on which language you are using. <text:s/></text:span><text:span text:style-name="T12">In either case, </text:span><text:span text:style-name="T15">the general rule of thumb is </text:span><text:span text:style-name="T12">a for loop is usually used when you want to iterate though known values, where as a while loop is usually used when you don’t know the </text:span><text:span text:style-name="T15">values you want to iterate though</text:span><text:span text:style-name="T12">.</text:span></text:p>
      <text:p text:style-name="P21"><text:span text:style-name="T12">Some languages like Python, use a style where the variable you are checking </text:span><text:span text:style-name="T14">is</text:span><text:span text:style-name="T12"> the name used for the items in a list </text:span><text:span text:style-name="T13">it’s best to think of this as a “for each” loop</text:span><text:span text:style-name="T12">, and for languages like C, you define a variable and iterate on that variable.</text:span></text:p>
      <text:p text:style-name="P16"><text:span text:style-name="T29">Ex 1. For</text:span> Loop Example in 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int i = 0;</text:p>
            <text:p text:style-name="P26"/>
            <text:p text:style-name="P26"><text:span text:style-name="T22">for</text:span>(i <text:span text:style-name="T22">= 0; i &lt; 10; i++</text:span>)</text:p>
            <text:p text:style-name="P26">{</text:p>
            <text:p text:style-name="P26"><text:s text:c="4"/>/* do something */</text:p>
            <text:p text:style-name="P26"><text:s text:c="4"/><text:span text:style-name="T17">printf("%d\n",i);</text:span></text:p>
            <text:p text:style-name="P26">}</text:p>
          </table:table-cell>
        </table:table-row>
      </table:table>
      <text:p text:style-name="P8"><text:span text:style-name="T12"/></text:p>
      <text:p text:style-name="P17"><text:span text:style-name="T29">Ex 2. For</text:span> Loop Example in Pyth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22">for</text:span> i <text:span text:style-name="T22">in range(10)</text:span>:</text:p>
            <text:p text:style-name="P25"><text:s text:c="4"/>#do something</text:p>
            <text:p text:style-name="P25"><text:s text:c="4"/><text:span text:style-name="T17">print(i)</text:span></text:p>
          </table:table-cell>
        </table:table-row>
      </table:table>
      <text:p text:style-name="P7"/>
      <text:p text:style-name="P9">Here are more advanced examples of a for loop in python</text:p>
      <text:p text:style-name="P23"><text:span text:style-name="T29">Ex 3. </text:span>Print each items in a lis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6"><text:span text:style-name="T23">animals</text:span> = ['<text:span text:style-name="T23">dog</text:span>', '<text:span text:style-name="T23">cat</text:span>', '<text:span text:style-name="T23">monkey</text:span>']</text:p>
            <text:p text:style-name="P26"/>
            <text:p text:style-name="P26">for <text:span text:style-name="T23">animal</text:span> in <text:span text:style-name="T23">animals</text:span>:</text:p>
            <text:p text:style-name="P26"><text:s text:c="3"/>print<text:span text:style-name="T23">(animal)</text:span></text:p>
          </table:table-cell>
        </table:table-row>
      </table:table>
      <text:p text:style-name="P8"/>
      <text:p text:style-name="P23"><text:span text:style-name="T29">Ex 4. </text:span>Print each letter in a string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>string = 'animals'</text:p>
            <text:p text:style-name="P26"/>
            <text:p text:style-name="P26">for <text:span text:style-name="T27">letter</text:span> in string:</text:p>
            <text:p text:style-name="P26"><text:s text:c="4"/>print(<text:span text:style-name="T27">letter</text:span>)</text:p>
          </table:table-cell>
        </table:table-row>
      </table:table>
      <text:p text:style-name="P8"/>
      <text:p text:style-name="P23"><text:span text:style-name="T29">Ex 5. </text:span>Print each value calling the index of an array of characters (<text:span text:style-name="T28">what we call a </text:span>string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>string = 'animals'</text:p>
            <text:p text:style-name="P26"/>
            <text:p text:style-name="P26">for i in range(len(string)):</text:p>
            <text:p text:style-name="P26"><text:s text:c="4"/>print("The value at index[" + str(i) + "] is " + string[i])</text:p>
          </table:table-cell>
        </table:table-row>
      </table:table>
      <text:p text:style-name="P19"><text:soft-page-break/>Questions <text:span text:style-name="T30">to be covered in lecture</text:span>:</text:p>
      <text:p text:style-name="P19">Ex. 1:<text:span text:style-name="T24"> <text:tab/>What are the three arguments doing in the for loop?</text:span></text:p>
      <text:p text:style-name="P19">Ex. 2:<text:span text:style-name="T24"> <text:tab/>What does the range function do?</text:span></text:p>
      <text:p text:style-name="P19"><text:span text:style-name="T24"><text:tab/>What other </text:span><text:span text:style-name="T26">arguments</text:span><text:span text:style-name="T24"> you use </text:span><text:span text:style-name="T26">with</text:span><text:span text:style-name="T24"> range?</text:span></text:p>
      <text:p text:style-name="P19">Ex. 3:<text:span text:style-name="T24"> <text:tab/>What </text:span><text:span text:style-name="T25">is the difference between animal and animals</text:span><text:span text:style-name="T24">?</text:span></text:p>
      <text:p text:style-name="P19">Ex. 4:<text:span text:style-name="T24"> <text:tab/>What </text:span><text:span text:style-name="T25">is a string</text:span><text:span text:style-name="T24">?</text:span></text:p>
      <text:p text:style-name="P19">Ex. 5:<text:span text:style-name="T24"> <text:tab/>What </text:span><text:span text:style-name="T25">does the </text:span><text:span text:style-name="T18">len()</text:span><text:span text:style-name="T25"> function do</text:span><text:span text:style-name="T24">?</text:span></text:p>
      <text:p text:style-name="P19"><text:span text:style-name="T24"><text:tab/></text:span><text:span text:style-name="T25">What does the </text:span><text:span text:style-name="T18">range()</text:span><text:span text:style-name="T25"> function do?</text:span></text:p>
      <text:p text:style-name="P19"><text:span text:style-name="T25"><text:tab/>What is the difference between </text:span><text:span text:style-name="T18">str(i)</text:span><text:span text:style-name="T25"> and </text:span><text:span text:style-name="T18">string[i]</text:span><text:span text:style-name="T25">?</text:span></text:p>
      <text:p text:style-name="P19"><text:span text:style-name="T25"><text:tab/>Why doesn’t doesn’t the </text:span><text:span text:style-name="T18">+</text:span><text:span text:style-name="T25"> operator work without using </text:span><text:span text:style-name="T18">str()</text:span><text:span text:style-name="T25">?</text:span></text:p>
      <text:h text:style-name="P34" text:outline-level="2"><text:span text:style-name="T30">R</text:span>ecursion</text:h>
      <text:p text:style-name="P11">Recursion is an extremely powerful form of repetition. <text:s/>Recursion is a bit more of an advanced topic for a beginner <text:span text:style-name="T40">programming </text:span>course, but <text:span text:style-name="T40">it is </text:span>still <text:span text:style-name="T40">important </text:span>that you have a general understanding of what <text:span text:style-name="T40">recursion means</text:span>. <text:s/><text:span text:style-name="T41">The easiest way to describe recursion is Recursion is a function that calls </text:span><text:span text:style-name="T19">itself</text:span><text:span text:style-name="T39"> as an argument. <text:s/>The return value of the function becomes the argument of the function.</text:span></text:p>
      <text:p text:style-name="P12"><text:span text:style-name="T40">A</text:span>nother way of describing recursion is with the movie Inception. <text:s/>It’s like a dream within a dream.</text:p>
      <text:p text:style-name="P11"><text:span text:style-name="T41">Factorials are a perfect way to explain recursion.</text:span></text:p>
      <text:p text:style-name="P13"><text:span text:style-name="T39">5! </text:span>= 5 * 4 * 3 * 2 * 1 <text:span text:style-name="T44">or </text:span>5! = 5 * 4!</text:p>
      <text:p text:style-name="P13"><text:span text:style-name="T40">So 5! is the same as 5 * 4!, which we can make into a programmable function.</text:span></text:p>
      <text:p text:style-name="P14">Here is an example of recursion as a function: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>def fact(n):</text:p>
            <text:p text:style-name="P27"><text:s text:c="4"/>if n == 1:</text:p>
            <text:p text:style-name="P27"><text:s text:c="8"/>return 1</text:p>
            <text:p text:style-name="P27"><text:s text:c="4"/>else:</text:p>
            <text:p text:style-name="P27"><text:s text:c="8"/>return n * fact(n-1)</text:p>
            <text:p text:style-name="P27"/>
            <text:p text:style-name="P28">print(fact(5))</text:p>
          </table:table-cell>
        </table:table-row>
      </table:table>
      <text:p text:style-name="P22"><text:span text:style-name="T31"/></text:p>
      <text:p text:style-name="P30">Try running this code in debug mode so you can see how it breaks down.</text:p>
      <text:p text:style-name="P30"/>
      <text:p text:style-name="P29"/>
      <text:p text:style-name="P15">Google “recursion”. <text:s/><text:span text:style-name="T39">It’s pretty funny.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15T11:34:50.928393144</dc:date>
    <meta:editing-duration>P5DT5H3M28S</meta:editing-duration>
    <meta:editing-cycles>114</meta:editing-cycles>
    <dc:creator>Cory Hilliard</dc:creator>
    <meta:document-statistic meta:table-count="8" meta:image-count="0" meta:object-count="0" meta:page-count="3" meta:paragraph-count="79" meta:word-count="731" meta:character-count="3878" meta:non-whitespace-character-count="3131"/>
  </office:meta>
</office:document-meta>
</file>